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7.2042in" fo:margin-left="-0.0167in" table:align="left"/>
    </style:style>
    <style:style style:name="Style.A" style:family="table-column">
      <style:table-column-properties style:column-width="1.75in"/>
    </style:style>
    <style:style style:name="Style.B" style:family="table-column">
      <style:table-column-properties style:column-width="1.7292in"/>
    </style:style>
    <style:style style:name="Style.C" style:family="table-column">
      <style:table-column-properties style:column-width="1.9167in"/>
    </style:style>
    <style:style style:name="Style.D" style:family="table-column">
      <style:table-column-properties style:column-width="1.8083in"/>
    </style:style>
    <style:style style:name="Style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Style.D1" style:family="table-cell">
      <style:table-cell-properties fo:padding="0.0201in" fo:border="0.05pt solid #000000" style:writing-mode="page"/>
    </style:style>
    <style:style style:name="Style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Style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estCases" style:family="table">
      <style:table-properties style:width="6.9271in" fo:margin-left="0in" table:align="left" style:may-break-between-rows="false"/>
    </style:style>
    <style:style style:name="TestCases.A" style:family="table-column">
      <style:table-column-properties style:column-width="1.1875in"/>
    </style:style>
    <style:style style:name="TestCases.B" style:family="table-column">
      <style:table-column-properties style:column-width="2.5in"/>
    </style:style>
    <style:style style:name="TestCases.C" style:family="table-column">
      <style:table-column-properties style:column-width="1.5056in"/>
    </style:style>
    <style:style style:name="TestCases.D" style:family="table-column">
      <style:table-column-properties style:column-width="1.734in"/>
    </style:style>
    <style:style style:name="TestCase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estCases.D1" style:family="table-cell">
      <style:table-cell-properties fo:padding="0.0201in" fo:border="0.05pt solid #000000" style:writing-mode="page"/>
    </style:style>
    <style:style style:name="TestCase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estCases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4pt" officeooo:rsid="001bb746" officeooo:paragraph-rsid="001bb746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4pt" fo:font-weight="bold" officeooo:rsid="001bb746" officeooo:paragraph-rsid="001bb74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officeooo:rsid="001bb746" officeooo:paragraph-rsid="001bb74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1d65df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6pt" officeooo:rsid="001d65df" officeooo:paragraph-rsid="002e66f7" style:font-size-asian="14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fo:font-size="16pt" style:font-size-asian="14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2pt" officeooo:rsid="001d65df" officeooo:paragraph-rsid="001d65df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officeooo:rsid="002c9cd6" officeooo:paragraph-rsid="002c9cd6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officeooo:rsid="002d10de" officeooo:paragraph-rsid="002d10de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2pt" officeooo:rsid="00318176" officeooo:paragraph-rsid="00318176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officeooo:rsid="00367033" officeooo:paragraph-rsid="00367033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12pt" officeooo:rsid="0036d79f" officeooo:paragraph-rsid="0036d79f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2pt" officeooo:rsid="0036d79f" officeooo:paragraph-rsid="0036d79f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d10de" officeooo:paragraph-rsid="002d10de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57751" officeooo:paragraph-rsid="00318176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7033" officeooo:paragraph-rsid="00367033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7033" officeooo:paragraph-rsid="0036d79f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6d79f" officeooo:paragraph-rsid="0036d79f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officeooo:rsid="00229abe" officeooo:paragraph-rsid="00229abe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officeooo:rsid="00257751" officeooo:paragraph-rsid="00257751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officeooo:rsid="00367033" officeooo:paragraph-rsid="00367033"/>
    </style:style>
    <style:style style:name="P24" style:family="paragraph" style:parent-style-name="Table_20_Contents">
      <style:paragraph-properties fo:text-align="start" style:justify-single-word="false"/>
      <style:text-properties officeooo:paragraph-rsid="00229abe"/>
    </style:style>
    <style:style style:name="P25" style:family="paragraph" style:parent-style-name="Table_20_Contents">
      <style:paragraph-properties fo:text-align="start" style:justify-single-word="false"/>
      <style:text-properties officeooo:paragraph-rsid="00239962"/>
    </style:style>
    <style:style style:name="P26" style:family="paragraph" style:parent-style-name="Table_20_Contents">
      <style:paragraph-properties fo:text-align="start" style:justify-single-word="false"/>
      <style:text-properties officeooo:paragraph-rsid="00367033"/>
    </style:style>
    <style:style style:name="P27" style:family="paragraph" style:parent-style-name="Table_20_Contents">
      <style:paragraph-properties fo:text-align="start" style:justify-single-word="false"/>
      <style:text-properties officeooo:paragraph-rsid="0036d79f"/>
    </style:style>
    <style:style style:name="P28" style:family="paragraph" style:parent-style-name="Table_20_Contents">
      <style:paragraph-properties fo:text-align="start" style:justify-single-word="false"/>
      <style:text-properties officeooo:rsid="00367033" officeooo:paragraph-rsid="00367033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367033" officeooo:paragraph-rsid="00367033" style:font-weight-asian="normal" style:font-weight-complex="normal"/>
    </style:style>
    <style:style style:name="P30" style:family="paragraph" style:parent-style-name="Table_20_Heading">
      <style:text-properties style:font-name="Liberation Sans" fo:font-size="12pt" officeooo:rsid="001d1ddf" officeooo:paragraph-rsid="001d1ddf" style:font-size-asian="12pt" style:font-size-complex="12pt"/>
    </style:style>
    <style:style style:name="P31" style:family="paragraph" style:parent-style-name="Table_20_Heading">
      <style:text-properties style:font-name="Liberation Sans" fo:font-size="12pt" fo:font-weight="bold" officeooo:rsid="001d65df" officeooo:paragraph-rsid="001d65df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style:font-name="Liberation Sans" fo:font-size="16pt" officeooo:rsid="001bb746" officeooo:paragraph-rsid="001bb746" style:font-size-asian="14pt" style:font-size-complex="16pt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16f69b" officeooo:paragraph-rsid="00367033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16f69b" officeooo:paragraph-rsid="0036d79f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fo:font-size="12pt" officeooo:rsid="0036d79f" officeooo:paragraph-rsid="0036d79f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Liberation Sans" fo:font-size="12pt" officeooo:rsid="0038156b" officeooo:paragraph-rsid="0038156b" style:font-size-asian="12pt" style:font-size-complex="12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bold" officeooo:rsid="00229abe" style:font-size-asian="12pt" style:font-weight-asian="bold" style:font-size-complex="12pt" style:font-weight-complex="bold"/>
    </style:style>
    <style:style style:name="T3" style:family="text">
      <style:text-properties style:font-name="Liberation Sans" fo:font-size="12pt" fo:font-weight="bold" officeooo:rsid="00244d4d" style:font-size-asian="12pt" style:font-weight-asian="bold" style:font-size-complex="12pt" style:font-weight-complex="bold"/>
    </style:style>
    <style:style style:name="T4" style:family="text">
      <style:text-properties style:font-name="Liberation Sans" fo:font-size="12pt" fo:font-weight="bold" officeooo:rsid="0016f69b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bold" officeooo:rsid="00239962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normal" officeooo:rsid="00239962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font-size-asian="12pt" style:font-size-complex="12pt"/>
    </style:style>
    <style:style style:name="T8" style:family="text">
      <style:text-properties style:font-name="Liberation Sans" fo:font-size="12pt" officeooo:rsid="0016f69b" style:font-size-asian="12pt" style:font-size-complex="12pt"/>
    </style:style>
    <style:style style:name="T9" style:family="text">
      <style:text-properties style:font-name="Liberation Sans" officeooo:rsid="002d10de"/>
    </style:style>
    <style:style style:name="T10" style:family="text">
      <style:text-properties style:font-name="Liberation Sans" officeooo:rsid="00367033"/>
    </style:style>
    <style:style style:name="T11" style:family="text">
      <style:text-properties style:font-name="Liberation Sans" officeooo:rsid="0036d79f"/>
    </style:style>
    <style:style style:name="T12" style:family="text">
      <style:text-properties officeooo:rsid="002c9cd6"/>
    </style:style>
    <style:style style:name="T13" style:family="text">
      <style:text-properties officeooo:rsid="00229abe"/>
    </style:style>
    <style:style style:name="T14" style:family="text">
      <style:text-properties officeooo:rsid="00367033"/>
    </style:style>
    <style:style style:name="T15" style:family="text">
      <style:text-properties officeooo:rsid="003815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1428</text:p>
      <text:p text:style-name="P2">Fall 2020</text:p>
      <text:p text:style-name="P2">Gentry Atkinson</text:p>
      <text:p text:style-name="P2">Lab <text:span text:style-name="T14">5</text:span></text:p>
      <text:p text:style-name="P1"/>
      <text:p text:style-name="P3">Style: 20 points</text:p>
      <text:p text:style-name="P3"/>
      <table:table table:name="Style" table:style-name="Style">
        <table:table-column table:style-name="Style.A"/>
        <table:table-column table:style-name="Style.B"/>
        <table:table-column table:style-name="Style.C"/>
        <table:table-column table:style-name="Style.D"/>
        <table:table-row>
          <table:table-cell table:style-name="Style.A1" office:value-type="string">
            <text:p text:style-name="P30">Item</text:p>
          </table:table-cell>
          <table:table-cell table:style-name="Style.A1" office:value-type="string">
            <text:p text:style-name="P30">Notes</text:p>
          </table:table-cell>
          <table:table-cell table:style-name="Style.A1" office:value-type="string">
            <text:p text:style-name="P30">Points Possible</text:p>
          </table:table-cell>
          <table:table-cell table:style-name="Style.D1" office:value-type="string">
            <text:p text:style-name="P30">Points Earned</text:p>
          </table:table-cell>
        </table:table-row>
        <table:table-row>
          <table:table-cell table:style-name="Style.A2" office:value-type="string">
            <text:p text:style-name="P8">Correct file nam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8">Author name in fi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8">Date in file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1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1">Consistent indenting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2">Variable names are meaningful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2">File <text:span text:style-name="T12">stream</text:span> is closed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2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8"><text:span text:style-name="T9">M</text:span><text:span text:style-name="T1">enu prints every time the main loop runs</text:span>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1">3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3">Main function loops until user quits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7"/>
          </table:table-cell>
        </table:table-row>
        <table:table-row>
          <table:table-cell table:style-name="Style.A2" office:value-type="string">
            <text:p text:style-name="P26"><text:span text:style-name="T10">Functions are </text:span><text:span text:style-name="T11">not changed</text:span></text:p>
          </table:table-cell>
          <table:table-cell table:style-name="Style.A2" office:value-type="string">
            <text:p text:style-name="P6"/>
          </table:table-cell>
          <table:table-cell table:style-name="Style.A2" office:value-type="string">
            <text:p text:style-name="P10">4</text:p>
          </table:table-cell>
          <table:table-cell table:style-name="Style.D2" office:value-type="string">
            <text:p text:style-name="P7"/>
          </table:table-cell>
        </table:table-row>
      </table:table>
      <text:p text:style-name="P3"/>
      <text:p text:style-name="P3"/>
      <text:p text:style-name="P32">Test Cases: 40 points</text:p>
      <text:p text:style-name="P3"/>
      <table:table table:name="TestCases" table:style-name="TestCases">
        <table:table-column table:style-name="TestCases.A"/>
        <table:table-column table:style-name="TestCases.B"/>
        <table:table-column table:style-name="TestCases.C"/>
        <table:table-column table:style-name="TestCases.D"/>
        <table:table-row>
          <table:table-cell table:style-name="TestCases.A1" office:value-type="string">
            <text:p text:style-name="P31">Input</text:p>
          </table:table-cell>
          <table:table-cell table:style-name="TestCases.A1" office:value-type="string">
            <text:p text:style-name="P31">Expected Output</text:p>
          </table:table-cell>
          <table:table-cell table:style-name="TestCases.A1" office:value-type="string">
            <text:p text:style-name="P30">Points Possible</text:p>
          </table:table-cell>
          <table:table-cell table:style-name="TestCases.D1" office:value-type="string">
            <text:p text:style-name="P30">Points Earned</text:p>
          </table:table-cell>
        </table:table-row>
        <table:table-row>
          <table:table-cell table:style-name="TestCases.A2" office:value-type="string">
            <text:p text:style-name="P13">i</text:p>
            <text:p text:style-name="P13">Ashe</text:p>
            <text:p text:style-name="P13">K</text:p>
            <text:p text:style-name="P13">1997</text:p>
            <text:p text:style-name="P13">F</text:p>
            <text:p text:style-name="P13">1234</text:p>
            <text:p text:style-name="P13">q</text:p>
          </table:table-cell>
          <table:table-cell table:style-name="TestCases.A2" office:value-type="string">
            <text:p text:style-name="P24"><text:span text:style-name="T3">c</text:span><text:span text:style-name="T2">out:</text:span></text:p>
            <text:p text:style-name="P16">Student ID: 17-3231</text:p>
            <text:p text:style-name="P29"><text:span text:style-name="T8">&lt;</text:span><text:span text:style-name="T7">Exit message&gt;</text:span></text:p>
          </table:table-cell>
          <table:table-cell table:style-name="TestCases.A2" office:value-type="string">
            <text:p text:style-name="P12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13">a</text:p>
            <text:p text:style-name="P13">3.3</text:p>
            <text:p text:style-name="P13">5</text:p>
            <text:p text:style-name="P13">78702</text:p>
            <text:p text:style-name="P13">q</text:p>
          </table:table-cell>
          <table:table-cell table:style-name="TestCases.A2" office:value-type="string">
            <text:p text:style-name="P24"><text:span text:style-name="T3">c</text:span><text:span text:style-name="T2">out:</text:span></text:p>
            <text:p text:style-name="P18"><text:span text:style-name="T13">w</text:span>ait list</text:p>
            <text:p text:style-name="P18">&lt;Exit message&gt;</text:p>
          </table:table-cell>
          <table:table-cell table:style-name="TestCases.A2" office:value-type="string">
            <text:p text:style-name="P12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13">f</text:p>
            <text:p text:style-name="P13">c</text:p>
            <text:p text:style-name="P13">CS</text:p>
            <text:p text:style-name="P13">1428</text:p>
            <text:p text:style-name="P13">F</text:p>
            <text:p text:style-name="P13">2021</text:p>
            <text:p text:style-name="P13">L</text:p>
            <text:p text:style-name="P13">q</text:p>
          </table:table-cell>
          <table:table-cell table:style-name="TestCases.A2" office:value-type="string">
            <text:p text:style-name="P26"><text:span text:style-name="T3">c</text:span><text:span text:style-name="T2">out:</text:span></text:p>
            <text:p text:style-name="P18">&lt;Error message&gt;</text:p>
            <text:p text:style-name="P33">&lt;Exit message&gt;</text:p>
            <text:p text:style-name="P25"><text:span text:style-name="T4">f</text:span><text:span text:style-name="T5">ile</text:span><text:span text:style-name="T6">:</text:span></text:p>
            <text:p text:style-name="P17">CS-1428, F 2021, L</text:p>
          </table:table-cell>
          <table:table-cell table:style-name="TestCases.A2" office:value-type="string">
            <text:p text:style-name="P12">10</text:p>
          </table:table-cell>
          <table:table-cell table:style-name="TestCases.D2" office:value-type="string">
            <text:p text:style-name="P9"/>
          </table:table-cell>
        </table:table-row>
        <table:table-row>
          <table:table-cell table:style-name="TestCases.A2" office:value-type="string">
            <text:p text:style-name="P13">p</text:p>
            <text:p text:style-name="P13">J</text:p>
            <text:p text:style-name="P14">g</text:p>
            <text:p text:style-name="P36">95</text:p>
            <text:p text:style-name="P36">92</text:p>
            <text:p text:style-name="P36">93</text:p>
            <text:p text:style-name="P36">88</text:p>
            <text:p text:style-name="P36">87</text:p>
            <text:p text:style-name="P36">91</text:p>
            <text:p text:style-name="P36">99</text:p>
            <text:p text:style-name="P36">90</text:p>
            <text:p text:style-name="P36">82</text:p>
            <text:p text:style-name="P36">93</text:p>
            <text:p text:style-name="P36">q</text:p>
            <text:p text:style-name="P14"/>
          </table:table-cell>
          <table:table-cell table:style-name="TestCases.A2" office:value-type="string">
            <text:p text:style-name="P27"><text:span text:style-name="T3">c</text:span><text:span text:style-name="T2">out:</text:span></text:p>
            <text:p text:style-name="P19">&lt;Error message&gt;</text:p>
            <text:p text:style-name="P19">&lt;Error message&gt;</text:p>
            <text:p text:style-name="P20">The maximum grade is: 99</text:p>
            <text:p text:style-name="P20">The minimum grade is: 82</text:p>
            <text:p text:style-name="P20">The average grade is: <text:span text:style-name="T15">91.0</text:span></text:p>
            <text:p text:style-name="P34">&lt;Exit message&gt;</text:p>
          </table:table-cell>
          <table:table-cell table:style-name="TestCases.A2" office:value-type="string">
            <text:p text:style-name="P15">10</text:p>
          </table:table-cell>
          <table:table-cell table:style-name="TestCases.D2" office:value-type="string">
            <text:p text:style-name="P9"/>
          </table:table-cell>
        </table:table-row>
      </table:table>
      <text:p text:style-name="P3"/>
      <text:p text:style-name="P5"/>
      <text:p text:style-name="P5"/>
      <text:p text:style-name="P4">Total: ____/6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1:14.293232719</meta:creation-date>
    <dc:date>2020-10-06T12:03:35.730387646</dc:date>
    <meta:editing-duration>P1DT5H23M33S</meta:editing-duration>
    <meta:editing-cycles>18</meta:editing-cycles>
    <meta:generator>LibreOffice/6.4.6.2$Linux_X86_64 LibreOffice_project/40$Build-2</meta:generator>
    <meta:document-statistic meta:table-count="2" meta:image-count="0" meta:object-count="0" meta:page-count="2" meta:paragraph-count="89" meta:word-count="157" meta:character-count="720" meta:non-whitespace-character-count="652"/>
  </office:meta>
</office:document-meta>
</file>